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quirement:</text:p>
      <text:p text:style-name="Standard">chính:</text:p>
      <text:p text:style-name="Standard">-Authorization()</text:p>
      <text:p text:style-name="P1">-Manage categories:</text:p>
      <text:p text:style-name="P1">C, U, D: Admin</text:p>
      <text:p text:style-name="P1">R: all</text:p>
      <text:p text:style-name="Standard">-Manage courses</text:p>
      <text:p text:style-name="Standard">C, U, D: Admin</text:p>
      <text:p text:style-name="Standard">R: all</text:p>
      <text:p text:style-name="Standard">-Manage Mentor</text:p>
      <text:p text:style-name="Standard">-C, U: Admin, Guest</text:p>
      <text:p text:style-name="Standard">-R</text:p>
      <text:p text:style-name="Standard"/>
      <text:p text:style-name="Standard">phụ:</text:p>
      <text:p text:style-name="Standard">-Manage schedule(Availbility, sessions)</text:p>
      <text:p text:style-name="Standard">-Chat realtime message</text:p>
      <text:p text:style-name="Standard">-Manage user</text:p>
      <text:p text:style-name="Standard">-Manage resource</text:p>
      <text:p text:style-name="Standard">-Application inside (dashboard, my progress)</text:p>
      <text:p text:style-name="Standard">-Feedback? (user?, schesule?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1:17:21.265325822</meta:creation-date>
    <dc:date>2025-05-12T11:36:26.655412025</dc:date>
    <meta:editing-duration>PT8M5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45" meta:character-count="309" meta:non-whitespace-character-count="283"/>
  </office:meta>
</office:document-meta>
</file>